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89000000ECEAC5DE5284522F64.png" manifest:media-type="image/png"/>
  <manifest:file-entry manifest:full-path="Pictures/100002010000067600000034048E2A0D59EF31A0.png" manifest:media-type="image/png"/>
  <manifest:file-entry manifest:full-path="Pictures/100002010000012C0000003725333CF04D4A0F1C.png" manifest:media-type="image/png"/>
  <manifest:file-entry manifest:full-path="Pictures/1000020100000676000000341BB9FBF196F24635.png" manifest:media-type="image/png"/>
  <manifest:file-entry manifest:full-path="Pictures/10000201000001B900000086A3E5267C08CCFF84.png" manifest:media-type="image/png"/>
  <manifest:file-entry manifest:full-path="Pictures/100002010000012B00000057DC301F5F35F8A5C6.png" manifest:media-type="image/png"/>
  <manifest:file-entry manifest:full-path="Pictures/100002010000019E00000053C822C775D0E081CD.png" manifest:media-type="image/png"/>
  <manifest:file-entry manifest:full-path="Pictures/10000000000009B100000376E61C9F443F7A8E81.jpg" manifest:media-type="image/jpeg"/>
  <manifest:file-entry manifest:full-path="Pictures/100000000000045A0000014809981426556ECE0E.png" manifest:media-type="image/png"/>
  <manifest:file-entry manifest:full-path="Pictures/1000020100000676000000346B3F5FE88AB6D0A1.png" manifest:media-type="image/png"/>
  <manifest:file-entry manifest:full-path="Pictures/10000201000001B9000000860DC6137BCCC6481A.png" manifest:media-type="image/png"/>
  <manifest:file-entry manifest:full-path="Pictures/10000201000001B9000000865E16C17558A7A86E.png" manifest:media-type="image/png"/>
  <manifest:file-entry manifest:full-path="Pictures/1000020100000DB40000004D1C11E1C362830BE3.png" manifest:media-type="image/png"/>
  <manifest:file-entry manifest:full-path="Pictures/10000201000001B900000086299DEA9A51390D86.png" manifest:media-type="image/png"/>
  <manifest:file-entry manifest:full-path="Pictures/10000201000003240000024F0C5F40B2860DA8EF.png" manifest:media-type="image/png"/>
  <manifest:file-entry manifest:full-path="Pictures/1000020100000676000000349297FCAE2CA5704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modern" style:font-pitch="fixed"/>
    <style:font-face style:name="Lato2" svg:font-family="Lato" style:font-pitch="variable"/>
    <style:font-face style:name="Lato1" svg:font-family="Lato" style:font-adornments="Italic" style:font-pitch="variable"/>
    <style:font-face style:name="Lato" svg:font-family="Lato" style:font-adornments="Regular" style:font-pitch="variable"/>
    <style:font-face style:name="Lato Light2" svg:font-family="'Lato Light'" style:font-pitch="variable"/>
    <style:font-face style:name="Lato Light1" svg:font-family="'Lato Light'" style:font-adornments="Bold Italic" style:font-pitch="variable"/>
    <style:font-face style:name="Lato Light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.923cm" fo:margin-left="1.065cm" fo:break-before="auto" fo:break-after="auto" table:align="left"/>
    </style:style>
    <style:style style:name="Table1.A" style:family="table-column">
      <style:table-column-properties style:column-width="4.036cm"/>
    </style:style>
    <style:style style:name="Table1.B" style:family="table-column">
      <style:table-column-properties style:column-width="10.887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atalyst_20_-_20_Footer">
      <style:text-properties fo:language="en" fo:country="GB"/>
    </style:style>
    <style:style style:name="P2" style:family="paragraph" style:parent-style-name="Catalyst_20_-_20_Footer">
      <style:text-properties fo:language="en" fo:country="GB" officeooo:paragraph-rsid="0086d2dd"/>
    </style:style>
    <style:style style:name="P3" style:family="paragraph" style:parent-style-name="Catalyst_20_-_20_Footer">
      <style:text-properties fo:language="en" fo:country="GB" officeooo:paragraph-rsid="0069527c"/>
    </style:style>
    <style:style style:name="P4" style:family="paragraph" style:parent-style-name="Catalyst_20_-_20_Footer">
      <style:text-properties officeooo:paragraph-rsid="00976335"/>
    </style:style>
    <style:style style:name="P5" style:family="paragraph" style:parent-style-name="Catalyst_20_-_20_Page_20_Header">
      <style:text-properties fo:language="en" fo:country="GB"/>
    </style:style>
    <style:style style:name="P6" style:family="paragraph" style:parent-style-name="Catalyst_20_-_20_Header">
      <style:text-properties fo:language="en" fo:country="GB"/>
    </style:style>
    <style:style style:name="P7" style:family="paragraph" style:parent-style-name="Footer">
      <style:text-properties fo:language="en" fo:country="GB"/>
    </style:style>
    <style:style style:name="P8" style:family="paragraph" style:parent-style-name="Catalyst_20_-_20_Title_20_page_20_heading_20_2">
      <style:text-properties fo:language="en" fo:country="GB" fo:background-color="transparent"/>
    </style:style>
    <style:style style:name="P9" style:family="paragraph" style:parent-style-name="Catalyst_20_-_20_Title_20_page_20_heading_20_2">
      <style:text-properties fo:language="en" fo:country="GB" officeooo:rsid="00d612a8" fo:background-color="transparent"/>
    </style:style>
    <style:style style:name="P10" style:family="paragraph" style:parent-style-name="Catalyst_20_-_20_Title_20_page_20_heading_20_3">
      <style:text-properties fo:language="en" fo:country="GB" officeooo:rsid="0042c79a" officeooo:paragraph-rsid="0042c79a" fo:background-color="transparent"/>
    </style:style>
    <style:style style:name="P11" style:family="paragraph" style:parent-style-name="Catalyst_20_-_20_Text_20_body_20_indented" style:master-page-name="">
      <style:paragraph-properties style:page-number="auto" fo:break-before="auto" fo:break-after="auto"/>
      <style:text-properties fo:language="en" fo:country="GB" fo:background-color="transparent"/>
    </style:style>
    <style:style style:name="P12" style:family="paragraph" style:parent-style-name="Catalyst_20_-_20_Title_20_page_20_heading_20_4">
      <style:text-properties fo:language="en" fo:country="GB" fo:background-color="transparent"/>
    </style:style>
    <style:style style:name="P13" style:family="paragraph" style:parent-style-name="Catalyst_20_-_20_Title_20_page_20_heading_20_4">
      <style:text-properties fo:language="en" fo:country="GB" officeooo:rsid="00d612a8" officeooo:paragraph-rsid="0087be3c" fo:background-color="transparent"/>
    </style:style>
    <style:style style:name="P14" style:family="paragraph" style:parent-style-name="Catalyst_20_-_20_Default">
      <style:text-properties fo:language="en" fo:country="GB" fo:background-color="transparent"/>
    </style:style>
    <style:style style:name="P15" style:family="paragraph" style:parent-style-name="Catalyst_20_-_20_Table_20_header">
      <style:text-properties officeooo:rsid="00f535d3" officeooo:paragraph-rsid="00f74d06" fo:background-color="transparent"/>
    </style:style>
    <style:style style:name="P16" style:family="paragraph" style:parent-style-name="Catalyst_20_-_20_Table_20_header">
      <style:paragraph-properties>
        <style:tab-stops>
          <style:tab-stop style:position="4.895cm"/>
          <style:tab-stop style:position="10.583cm"/>
        </style:tab-stops>
      </style:paragraph-properties>
    </style:style>
    <style:style style:name="P17" style:family="paragraph" style:parent-style-name="Catalyst_20_-_20_Title_20_page_20_Project_20_Name">
      <style:text-properties fo:language="en" fo:country="GB" officeooo:rsid="00d612a8" fo:background-color="transparent"/>
    </style:style>
    <style:style style:name="P18" style:family="paragraph" style:parent-style-name="Standard">
      <style:paragraph-properties fo:margin-top="0.201cm" fo:margin-bottom="0.201cm" loext:contextual-spacing="false" style:line-spacing="1.058cm"/>
      <style:text-properties officeooo:rsid="00f74d06" officeooo:paragraph-rsid="00f74d06" fo:background-color="transparent"/>
    </style:style>
    <style:style style:name="P19" style:family="paragraph" style:parent-style-name="Table_20_Contents">
      <style:paragraph-properties fo:margin-top="0.201cm" fo:margin-bottom="0.201cm" loext:contextual-spacing="false" style:line-spacing="1.058cm" fo:text-align="start" style:justify-single-word="false"/>
      <style:text-properties officeooo:rsid="00f74d06" officeooo:paragraph-rsid="00f74d06" fo:background-color="transparent"/>
    </style:style>
    <style:style style:name="P20" style:family="paragraph" style:parent-style-name="Catalyst_20_-_20_Text_20_body_20_indented">
      <style:text-properties fo:language="en" fo:country="GB" officeooo:rsid="00d96495" officeooo:paragraph-rsid="010b3d79" fo:background-color="transparent"/>
    </style:style>
    <style:style style:name="P21" style:family="paragraph" style:parent-style-name="Catalyst_20_-_20_Caption">
      <style:paragraph-properties fo:text-align="center" style:justify-single-word="false">
        <style:tab-stops>
          <style:tab-stop style:position="3.995cm"/>
        </style:tab-stops>
      </style:paragraph-properties>
    </style:style>
    <style:style style:name="P22" style:family="paragraph" style:parent-style-name="Catalyst_20_-_20_Heading_20_1" style:master-page-name="Catalyst_20_-_20_Report_20_pages">
      <style:paragraph-properties style:page-number="1" fo:break-before="auto" fo:break-after="auto"/>
      <style:text-properties officeooo:rsid="0071c907" officeooo:paragraph-rsid="0071c907" fo:background-color="transparent"/>
    </style:style>
    <style:style style:name="P23" style:family="paragraph" style:parent-style-name="Catalyst_20_-_20_Table_20_contents" style:list-style-name="L1">
      <loext:graphic-properties draw:fill="none"/>
      <style:paragraph-properties fo:margin-left="0cm" fo:margin-right="0cm" fo:margin-top="0.201cm" fo:margin-bottom="0.3cm" loext:contextual-spacing="false" style:line-spacing="1.058cm" fo:text-indent="-1.3cm" style:auto-text-indent="false" fo:background-color="transparent"/>
      <style:text-properties officeooo:rsid="00f74d06" officeooo:paragraph-rsid="00f74d06" fo:background-color="transparent"/>
    </style:style>
    <style:style style:name="P24" style:family="paragraph" style:parent-style-name="Catalyst_20_-_20_Title_20_page_20_heading_20_1" style:master-page-name="Catalyst_20_-_20_Cover_20_page">
      <style:paragraph-properties style:page-number="auto"/>
      <style:text-properties fo:language="en" fo:country="GB" officeooo:rsid="007070cf" officeooo:paragraph-rsid="007070cf" fo:background-color="transparent"/>
    </style:style>
    <style:style style:name="P25" style:family="paragraph" style:parent-style-name="Catalyst_20_-_20_Heading_20_2">
      <style:text-properties officeooo:rsid="00d96495" officeooo:paragraph-rsid="010b3d79"/>
    </style:style>
    <style:style style:name="P26" style:family="paragraph" style:parent-style-name="Catalyst_20_-_20_Heading_20_2">
      <style:text-properties officeooo:paragraph-rsid="00d96495"/>
    </style:style>
    <style:style style:name="P27" style:family="paragraph">
      <loext:graphic-properties draw:fill-color="#5b9aa9"/>
      <style:text-properties fo:font-size="12pt"/>
    </style:style>
    <style:style style:name="P28" style:family="paragraph">
      <loext:graphic-properties draw:fill-color="#e6ad30"/>
      <style:text-properties fo:font-size="12pt"/>
    </style:style>
    <style:style style:name="T1" style:family="text">
      <style:text-properties fo:language="en" fo:country="GB" officeooo:rsid="0022506a"/>
    </style:style>
    <style:style style:name="T2" style:family="text">
      <style:text-properties fo:language="en" fo:country="GB" officeooo:rsid="0029a2e9"/>
    </style:style>
    <style:style style:name="T3" style:family="text">
      <style:text-properties fo:language="en" fo:country="GB" officeooo:rsid="00d9a649"/>
    </style:style>
    <style:style style:name="T4" style:family="text">
      <style:text-properties fo:language="en" fo:country="GB" officeooo:rsid="001d79a1"/>
    </style:style>
    <style:style style:name="T5" style:family="text">
      <style:text-properties fo:language="en" fo:country="GB" officeooo:rsid="00660bb6"/>
    </style:style>
    <style:style style:name="T6" style:family="text">
      <style:text-properties fo:language="en" fo:country="GB" officeooo:rsid="00f74d06"/>
    </style:style>
    <style:style style:name="T7" style:family="text">
      <style:text-properties style:font-name="Lato Light2" fo:language="en" fo:country="GB" fo:font-weight="250" officeooo:rsid="0029a2e9"/>
    </style:style>
    <style:style style:name="T8" style:family="text">
      <style:text-properties style:font-name="Lato Light2" fo:language="en" fo:country="GB" fo:font-weight="250" officeooo:rsid="00d9a649"/>
    </style:style>
    <style:style style:name="T9" style:family="text">
      <style:text-properties style:font-name="Lato Light2" fo:language="en" fo:country="GB" fo:font-weight="250" officeooo:rsid="00e44750"/>
    </style:style>
    <style:style style:name="T10" style:family="text">
      <style:text-properties style:font-name="Lato Light" fo:font-weight="250" style:font-size-asian="10.5pt"/>
    </style:style>
    <style:style style:name="T11" style:family="text">
      <style:text-properties style:font-name="Lato Light" fo:font-weight="250" officeooo:rsid="00660bb6" style:font-size-asian="10.5pt"/>
    </style:style>
    <style:style style:name="T12" style:family="text">
      <style:text-properties style:font-name="Lato Light" fo:language="en" fo:country="GB" fo:font-weight="250" officeooo:rsid="00660bb6" style:font-size-asian="10.5pt"/>
    </style:style>
    <style:style style:name="T13" style:family="text">
      <style:text-properties officeooo:rsid="0063bd4e"/>
    </style:style>
    <style:style style:name="T14" style:family="text">
      <style:text-properties officeooo:rsid="00660bb6"/>
    </style:style>
    <style:style style:name="T15" style:family="text">
      <style:text-properties style:font-name="Lato2" fo:font-weight="250" style:font-size-asian="10.5pt"/>
    </style:style>
    <style:style style:name="T16" style:family="text">
      <style:text-properties fo:color="#333333" style:font-name="Lato Light" fo:font-size="8pt" fo:font-weight="250" officeooo:rsid="00660bb6" style:font-size-asian="10.5pt"/>
    </style:style>
    <style:style style:name="T17" style:family="text">
      <style:text-properties officeooo:rsid="00d280a5"/>
    </style:style>
    <style:style style:name="T18" style:family="text">
      <style:text-properties officeooo:rsid="00f2ab34"/>
    </style:style>
    <style:style style:name="T19" style:family="text">
      <style:text-properties officeooo:rsid="00f74d06"/>
    </style:style>
    <style:style style:name="T20" style:family="text">
      <style:text-properties officeooo:rsid="010b593b"/>
    </style:style>
    <style:style style:name="fr1" style:family="graphic" style:parent-style-name="Graphics">
      <style:graphic-properties style:protect="content size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protect="content size position" style:vertical-pos="top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 size position"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protect="content size position" style:vertical-pos="bottom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protect="content size position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protect="content size position" style:vertical-pos="from-top" style:vertical-rel="page" style:horizontal-pos="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protect="content size position" style:vertical-pos="bottom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5b9aa9" draw:textarea-horizontal-align="justify" draw:textarea-vertical-align="middle" draw:auto-grow-height="false" fo:min-height="0.383cm" fo:min-width="1.568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e6ad30" draw:textarea-horizontal-align="justify" draw:textarea-vertical-align="middle" draw:auto-grow-height="false" fo:min-height="0.381cm" fo:min-width="1.566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ProjectName"/>
        <text:variable-decl office:value-type="string" text:name="FullClientName"/>
        <text:variable-decl office:value-type="string" text:name="SystemType"/>
        <text:variable-decl office:value-type="string" text:name="ClientShor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ervice Report</text:p>
      <text:p text:style-name="P17">{{service_name}}</text:p>
      <text:p text:style-name="P10">For</text:p>
      <text:p text:style-name="P9">{{client_name}}</text:p>
      <text:p text:style-name="P10">by</text:p>
      <text:p text:style-name="P8">Catalyst IT Europe Limited</text:p>
      <text:p text:style-name="P14"/>
      <text:p text:style-name="P14"/>
      <text:p text:style-name="P14"/>
      <text:p text:style-name="P13">{{<text:span text:style-name="T19">config_date</text:span>}}</text:p>
      <text:p text:style-name="P12">Commercial in Confidence</text:p>
      <text:p text:style-name="P11"/>
      <text:h text:style-name="P22" text:outline-level="1"><text:span text:style-name="T18">Work in</text:span> <text:span text:style-name="T18">{{config_date}}</text:span></text:h>
      <text:h text:style-name="P25" text:outline-level="2">Executive Summary</text:h>
      <text:p text:style-name="P20">{{exec_summary}}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Contract hours:</text:p>
          </table:table-cell>
          <table:table-cell table:style-name="Table1.B1" office:value-type="string">
            <text:p text:style-name="P19">{{contract_hours}}</text:p>
          </table:table-cell>
        </table:table-row>
        <table:table-row>
          <table:table-cell table:style-name="Table1.A2" office:value-type="string">
            <text:p text:style-name="P15">SLA Hours:</text:p>
          </table:table-cell>
          <table:table-cell table:style-name="Table1.B2" office:value-type="string">
            <text:list xml:id="list5703183766861051667" text:style-name="L1">
              <text:list-header>
                <text:p text:style-name="P23">{{total_sla_hours}}</text:p>
              </text:list-header>
            </text:list>
          </table:table-cell>
        </table:table-row>
        <table:table-row>
          <table:table-cell table:style-name="Table1.A2" office:value-type="string">
            <text:p text:style-name="P15">Additional Hours:</text:p>
          </table:table-cell>
          <table:table-cell table:style-name="Table1.B3" office:value-type="string">
            <text:p text:style-name="P18">{{quoted_non_sla}}</text:p>
          </table:table-cell>
        </table:table-row>
      </table:table>
      <text:h text:style-name="P26" text:outline-level="2">SLA lifetime summary <text:span text:style-name="T17">({{sla_start_date}} – {{sla_end_date}})</text:span></text:h>
      <text:p text:style-name="Catalyst_20_-_20_Text_20_Body">{{lifetime_summary}}</text:p>
      <text:p text:style-name="P21"><text:s/><draw:custom-shape text:anchor-type="as-char" svg:y="-0.351cm" draw:z-index="0" draw:name="Shape1" draw:style-name="gr1" draw:text-style-name="P27" svg:width="1.569cm" svg:height="0.384cm"><text:p/><draw:enhanced-geometry svg:viewBox="0 0 21600 21600" draw:mirror-horizontal="false" draw:mirror-vertical="false" draw:type="rectangle" draw:enhanced-path="M 0 0 L 21600 0 21600 21600 0 21600 0 0 Z N"/></draw:custom-shape> <text:s text:c="7"/>SLA Hours<text:tab/><text:tab/><draw:custom-shape text:anchor-type="as-char" svg:y="-0.323cm" draw:z-index="1" draw:name="Shape1" draw:style-name="gr2" draw:text-style-name="P28" svg:width="1.567cm" svg:height="0.382cm"><text:p/><draw:enhanced-geometry svg:viewBox="0 0 21600 21600" draw:mirror-horizontal="false" draw:mirror-vertical="false" draw:type="rectangle" draw:enhanced-path="M 0 0 L 21600 0 21600 21600 0 21600 0 0 Z N"/></draw:custom-shape> <text:s text:c="7"/><text:span text:style-name="T20">Additional</text:span> Hours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modern" style:font-pitch="fixed"/>
    <style:font-face style:name="Lato2" svg:font-family="Lato" style:font-pitch="variable"/>
    <style:font-face style:name="Lato1" svg:font-family="Lato" style:font-adornments="Italic" style:font-pitch="variable"/>
    <style:font-face style:name="Lato" svg:font-family="Lato" style:font-adornments="Regular" style:font-pitch="variable"/>
    <style:font-face style:name="Lato Light2" svg:font-family="'Lato Light'" style:font-pitch="variable"/>
    <style:font-face style:name="Lato Light1" svg:font-family="'Lato Light'" style:font-adornments="Bold Italic" style:font-pitch="variable"/>
    <style:font-face style:name="Lato Light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ato" fo:font-family="Lato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fo:line-height="0.353cm" text:number-lines="false" text:line-number="0"/>
      <style:text-properties style:font-name="Lato1" fo:font-family="Lato" style:font-style-name="Italic" style:font-pitch="variable" fo:font-size="7pt" fo:font-style="normal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talyst_20_-_20_Default" style:display-name="Catalyst - Default" style:family="paragraph">
      <style:paragraph-properties fo:margin-left="0cm" fo:margin-right="0cm" fo:text-indent="0cm" style:auto-text-indent="false"/>
      <style:text-properties style:font-name="Lato" fo:font-family="Lato" style:font-style-name="Regular" style:font-pitch="variable" fo:font-size="10pt" style:font-size-asian="10.5pt"/>
    </style:style>
    <style:style style:name="Catalyst_20_-_20_Title_20_page_20_heading_20_1" style:display-name="Catalyst - Title page heading 1" style:family="paragraph" style:parent-style-name="Catalyst_20_-_20_Default" style:master-page-name="">
      <style:paragraph-properties fo:margin-left="0cm" fo:margin-right="0cm" style:line-spacing="0.071cm" fo:text-indent="0cm" style:auto-text-indent="false" style:page-number="auto"/>
      <style:text-properties style:font-name="Lato Light" fo:font-family="'Lato Light'" style:font-style-name="Light" style:font-pitch="variable" fo:font-size="18pt" fo:font-weight="250" style:font-size-asian="10.5pt"/>
    </style:style>
    <style:style style:name="Catalyst_20_-_20_Title_20_page_20_heading_20_2" style:display-name="Catalyst - Title page heading 2" style:family="paragraph" style:parent-style-name="Catalyst_20_-_20_Default" style:master-page-name="">
      <style:paragraph-properties fo:margin-top="0cm" fo:margin-bottom="0cm" loext:contextual-spacing="false" style:line-spacing="0.141cm" style:page-number="auto"/>
      <style:text-properties fo:font-size="18pt" fo:font-weight="normal" style:font-size-asian="10.5pt"/>
    </style:style>
    <style:style style:name="Catalyst_20_-_20_Title_20_page_20_heading_20_3" style:display-name="Catalyst - Title page heading 3" style:family="paragraph" style:parent-style-name="Catalyst_20_-_20_Default" style:master-page-name="">
      <style:paragraph-properties fo:margin-top="0cm" fo:margin-bottom="0cm" loext:contextual-spacing="false" style:line-spacing="0.141cm" style:register-true="true" style:page-number="auto"/>
      <style:text-properties style:font-name="Lato Light" fo:font-family="'Lato Light'" style:font-style-name="Light" style:font-pitch="variable" fo:font-size="14pt" fo:font-weight="250" style:font-size-asian="10.5pt"/>
    </style:style>
    <style:style style:name="Catalyst_20_-_20_Title_20_page_20_heading_20_4" style:display-name="Catalyst - Title page heading 4" style:family="paragraph" style:parent-style-name="Catalyst_20_-_20_Default">
      <style:paragraph-properties fo:margin-top="0.499cm" fo:margin-bottom="0cm" loext:contextual-spacing="false" style:line-spacing="0.141cm"/>
      <style:text-properties fo:font-size="14pt" style:font-size-asian="10.5pt"/>
    </style:style>
    <style:style style:name="Catalyst_20_-_20_Title_20_page_20_heading_20_5" style:display-name="Catalyst - Title page heading 5" style:family="paragraph" style:parent-style-name="Catalyst_20_-_20_Default">
      <style:paragraph-properties fo:margin-top="0.3cm" fo:margin-bottom="0cm" loext:contextual-spacing="false" fo:text-align="center" style:justify-single-word="false"/>
      <style:text-properties fo:font-size="15pt" style:font-size-asian="10.5pt"/>
    </style:style>
    <style:style style:name="Catalyst_20_-_20_ToC_20_heading" style:display-name="Catalyst - ToC heading" style:family="paragraph" style:parent-style-name="Catalyst_20_-_20_Default">
      <style:paragraph-properties fo:margin-top="0cm" fo:margin-bottom="0.199cm" loext:contextual-spacing="false" style:line-spacing="0.071cm"/>
      <style:text-properties fo:color="#bb2025" fo:font-size="15pt" fo:font-weight="bold" style:font-size-asian="10.5pt"/>
    </style:style>
    <style:style style:name="Catalyst_20_-_20_ToC_20_level_20_1" style:display-name="Catalyst - ToC level 1" style:family="paragraph" style:parent-style-name="Catalyst_20_-_20_Default">
      <style:paragraph-properties fo:margin-left="0.801cm" fo:margin-right="0cm" fo:margin-top="0.4cm" fo:margin-bottom="0cm" loext:contextual-spacing="false" style:line-spacing="0.106cm" fo:text-indent="-0.801cm" style:auto-text-indent="false">
        <style:tab-stops/>
      </style:paragraph-properties>
      <style:text-properties fo:font-size="11pt" fo:font-weight="bold" style:font-size-asian="10.5pt"/>
    </style:style>
    <style:style style:name="Catalyst_20_-_20_ToC_20_level_20_2" style:display-name="Catalyst - ToC level 2" style:family="paragraph" style:parent-style-name="Catalyst_20_-_20_Default">
      <style:paragraph-properties fo:margin-top="0.199cm" fo:margin-bottom="0cm" loext:contextual-spacing="false" style:line-spacing="0.106cm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talyst_20_-_20_Page_20_Header" style:display-name="Catalyst - Page Header" style:family="paragraph" style:parent-style-name="Catalyst_20_-_20_Default">
      <style:paragraph-properties fo:margin-top="0.049cm" fo:margin-bottom="0.049cm" loext:contextual-spacing="false" fo:text-align="end" style:justify-single-word="false"/>
      <style:text-properties fo:font-size="8pt" style:font-size-asian="10.5pt"/>
    </style:style>
    <style:style style:name="Catalyst_20_-_20_Footer" style:display-name="Catalyst - Footer" style:family="paragraph" style:parent-style-name="Catalyst_20_-_20_Default">
      <style:paragraph-properties style:line-spacing="0.071cm" fo:text-align="end" style:justify-single-word="false"/>
      <style:text-properties fo:color="#333333" style:font-name="Lato" fo:font-family="Lato" style:font-style-name="Regular" style:font-pitch="variable" fo:font-size="8pt" fo:font-weight="normal" style:font-size-asian="10.5pt"/>
    </style:style>
    <style:style style:name="Catalyst_20_-_20_ToC_20_footer" style:display-name="Catalyst - ToC footer" style:family="paragraph" style:parent-style-name="Catalyst_20_-_20_Default">
      <style:paragraph-properties fo:margin-top="0.049cm" fo:margin-bottom="0cm" loext:contextual-spacing="false" fo:text-align="end" style:justify-single-word="false"/>
      <style:text-properties fo:font-size="8pt" style:font-size-asian="10.5pt"/>
    </style:style>
    <style:style style:name="Catalyst_20_-_20_Heading_20_1" style:display-name="Catalyst - Heading 1" style:family="paragraph" style:parent-style-name="Catalyst_20_-_20_Default" style:next-style-name="Catalyst_20_-_20_Text_20_Body" style:default-outline-level="1" style:master-page-name="">
      <style:paragraph-properties fo:margin-left="1cm" fo:margin-right="0cm" fo:margin-top="0.4cm" fo:margin-bottom="0.199cm" loext:contextual-spacing="false" style:line-spacing="0.141cm" fo:text-indent="-1cm" style:auto-text-indent="false" style:page-number="auto" style:shadow="none" fo:keep-with-next="always">
        <style:tab-stops/>
      </style:paragraph-properties>
      <style:text-properties fo:color="#bb2025" fo:font-size="15pt" fo:font-weight="bold" style:font-size-asian="10.5pt"/>
    </style:style>
    <style:style style:name="Catalyst_20_-_20_Text_20_Body" style:display-name="Catalyst - Text Body" style:family="paragraph" style:parent-style-name="Catalyst_20_-_20_Default" style:master-page-name="">
      <style:paragraph-properties fo:margin-top="0.4cm" fo:margin-bottom="0cm" loext:contextual-spacing="false" style:line-spacing="0.106cm" style:page-number="auto"/>
      <style:text-properties style:font-size-asian="10.5pt"/>
    </style:style>
    <style:style style:name="Catalyst_20_-_20_Heading_20_2" style:display-name="Catalyst - Heading 2" style:family="paragraph" style:parent-style-name="Catalyst_20_-_20_Default" style:default-outline-level="2" style:master-page-name="">
      <style:paragraph-properties fo:margin-top="0.4cm" fo:margin-bottom="0.101cm" loext:contextual-spacing="false" style:line-spacing="0.071cm" style:page-number="auto" fo:keep-with-next="always"/>
      <style:text-properties fo:font-size="13pt" fo:font-weight="bold" style:font-size-asian="10.5pt"/>
    </style:style>
    <style:style style:name="Catalyst_20_-_20_Heading_20_3" style:display-name="Catalyst - Heading 3" style:family="paragraph" style:parent-style-name="Catalyst_20_-_20_Default" style:master-page-name="">
      <style:paragraph-properties fo:margin-top="0.4cm" fo:margin-bottom="0cm" loext:contextual-spacing="false" style:line-spacing="0.106cm" fo:keep-together="always" style:page-number="auto" fo:keep-with-next="always"/>
      <style:text-properties fo:font-size="11pt" fo:font-weight="bold" fo:background-color="transparent" style:font-size-asian="10.5pt"/>
    </style:style>
    <style:style style:name="Catalyst_20_-_20_Heading_20_4" style:display-name="Catalyst - Heading 4" style:family="paragraph" style:parent-style-name="Catalyst_20_-_20_Default" style:master-page-name="">
      <style:paragraph-properties fo:margin-top="0.4cm" fo:margin-bottom="0cm" loext:contextual-spacing="false" style:page-number="auto" fo:keep-with-next="always"/>
      <style:text-properties fo:font-weight="bold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Catalyst_20_-_20_Lettered_20_list" style:display-name="Catalyst - Lettered list" style:family="paragraph" style:parent-style-name="Catalyst_20_-_20_Default" style:list-style-name="Catalyst_20_-_20_Letter_20_list" style:master-page-name="">
      <style:paragraph-properties fo:margin-top="0.15cm" fo:margin-bottom="0cm" loext:contextual-spacing="false" style:line-spacing="0.106cm" style:page-number="auto">
        <style:tab-stops/>
      </style:paragraph-properties>
      <style:text-properties style:font-size-asian="10.5pt"/>
    </style:style>
    <style:style style:name="Catalyst_20_-_20_Text_20_body_20_indented" style:display-name="Catalyst - Text body indented" style:family="paragraph" style:parent-style-name="Catalyst_20_-_20_Default">
      <style:paragraph-properties fo:margin-left="1cm" fo:margin-right="0cm" fo:margin-top="0.4cm" fo:margin-bottom="0cm" loext:contextual-spacing="false" style:line-spacing="0.106cm" fo:text-indent="0cm" style:auto-text-indent="false"/>
      <style:text-properties style:font-size-asian="10.5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talyst_20_-_20_Table_20_header" style:display-name="Catalyst - Table header" style:family="paragraph" style:parent-style-name="Catalyst_20_-_20_Default" style:master-page-name="">
      <style:paragraph-properties fo:margin-left="0.101cm" fo:margin-right="0cm" fo:margin-top="0.199cm" fo:margin-bottom="0.199cm" loext:contextual-spacing="false" style:line-spacing="0.106cm" fo:text-indent="0cm" style:auto-text-indent="false" style:page-number="auto" fo:keep-with-next="always">
        <style:tab-stops/>
      </style:paragraph-properties>
      <style:text-properties fo:color="#000000" fo:font-weight="bold" style:font-size-asian="10.5pt"/>
    </style:style>
    <style:style style:name="Catalyst_20_-_20_Table_20_contents_20_wide" style:display-name="Catalyst - Table contents wide" style:family="paragraph" style:parent-style-name="Catalyst_20_-_20_Default">
      <style:paragraph-properties fo:margin-top="0.199cm" fo:margin-bottom="0.199cm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talyst_20_-_20_Appendix_20_titles" style:display-name="Catalyst - Appendix titles" style:family="paragraph" style:parent-style-name="Catalyst_20_-_20_Default" style:next-style-name="Catalyst_20_-_20_Text_20_Body" style:list-style-name="Catalyst_20_-_20_Appendix_20_titles" style:master-page-name="">
      <style:paragraph-properties fo:line-height="0.67cm" style:page-number="auto" fo:break-before="page"/>
      <style:text-properties fo:font-variant="normal" fo:text-transform="none" fo:color="#bb2025" fo:font-size="15pt" fo:font-weight="bold" style:font-size-asian="10.5pt"/>
    </style:style>
    <style:style style:name="Catalyst_20_-_20_Schedules_20_Titles" style:display-name="Catalyst - Schedules Titles" style:family="paragraph" style:parent-style-name="Catalyst_20_-_20_Default" style:list-style-name="Catalyst_20_-_20_Schedule_20_titles">
      <style:paragraph-properties fo:margin-top="0.4cm" fo:margin-bottom="0cm" loext:contextual-spacing="false" style:line-spacing="0.141cm"/>
      <style:text-properties fo:color="#bb2025" fo:font-size="15pt" fo:font-weight="bold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atalyst_20_-_20_Other_20_header" style:display-name="Catalyst - Other header" style:family="paragraph" style:parent-style-name="Catalyst_20_-_20_Default">
      <style:paragraph-properties fo:margin-top="0.4cm" fo:margin-bottom="0.199cm" loext:contextual-spacing="false" style:line-spacing="0.141cm"/>
      <style:text-properties fo:color="#bb2025" fo:font-size="15pt" style:font-size-asian="10.5pt"/>
    </style:style>
    <style:style style:name="Catalyst_20_-_20_Other_20_header_20_level_20_2" style:display-name="Catalyst - Other header level 2" style:family="paragraph" style:parent-style-name="Catalyst_20_-_20_Default" style:next-style-name="Catalyst_20_-_20_Text_20_Body" style:master-page-name="">
      <style:paragraph-properties fo:margin-top="0.4cm" fo:margin-bottom="0.101cm" loext:contextual-spacing="false" style:line-spacing="0.071cm" style:page-number="auto"/>
      <style:text-properties fo:font-size="13pt" fo:font-weight="bold" style:font-size-asian="10.5pt"/>
    </style:style>
    <style:style style:name="Catalyst_20_-_20_Numbered_20_list" style:display-name="Catalyst - Numbered list" style:family="paragraph" style:parent-style-name="Catalyst_20_-_20_Default" style:list-style-name="Catalyst_20_-_20_Numbered_20_List">
      <style:paragraph-properties fo:margin-top="0.15cm" fo:margin-bottom="0cm" loext:contextual-spacing="false" style:line-spacing="0.106cm"/>
      <style:text-properties style:font-size-asian="10.5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atalyst_20_-_20_Lettered_20_list_20_indented" style:display-name="Catalyst - Lettered list indented" style:family="paragraph" style:parent-style-name="Catalyst_20_-_20_Default" style:list-style-name="Catalyst_20_-_20_Lettered_20_list_20_indented">
      <style:paragraph-properties fo:margin-top="0.15cm" fo:margin-bottom="0cm" loext:contextual-spacing="false" style:line-spacing="0.109cm">
        <style:tab-stops/>
      </style:paragraph-properties>
    </style:style>
    <style:style style:name="Catalyst_20_-_20_Footnote" style:display-name="Catalyst - Footnote" style:family="paragraph" style:parent-style-name="Catalyst_20_-_20_Default">
      <style:paragraph-properties fo:margin-left="0.499cm" fo:margin-right="0cm" fo:line-height="0.353cm" fo:text-indent="-0.499cm" style:auto-text-indent="false">
        <style:tab-stops/>
      </style:paragraph-properties>
      <style:text-properties fo:font-size="7pt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style:shadow="none" text:number-lines="false" text:line-number="0"/>
      <style:text-properties style:font-name="Lato" fo:font-family="Lato" style:font-style-name="Regular" style:font-pitch="variable" fo:font-size="7pt" style:font-size-asian="10pt" style:font-size-complex="10pt"/>
    </style:style>
    <style:style style:name="Catalyst_20_-_20_Table_20_Bulleted_20_list" style:display-name="Catalyst - Table Bulleted list" style:family="paragraph" style:parent-style-name="Catalyst_20_-_20_Default">
      <style:paragraph-properties style:line-spacing="0.106cm"/>
      <style:text-properties style:font-size-asian="10.5pt"/>
    </style:style>
    <style:style style:name="Catalyst_20_-_20_Other_20_header_20_level_20_3" style:display-name="Catalyst - Other header level 3" style:family="paragraph" style:parent-style-name="Catalyst_20_-_20_Default" style:next-style-name="Catalyst_20_-_20_Text_20_Body" style:master-page-name="">
      <style:paragraph-properties fo:margin-left="1cm" fo:margin-right="0cm" fo:margin-top="0.4cm" fo:margin-bottom="0cm" loext:contextual-spacing="false" style:line-spacing="0.109cm" fo:text-indent="0cm" style:auto-text-indent="false" style:page-number="auto" fo:keep-with-next="always"/>
      <style:text-properties fo:color="#333333" fo:font-size="12pt" fo:font-weight="bold" style:font-size-asian="10.5pt"/>
    </style:style>
    <style:style style:name="Catalyst_20_-_20_body_20_indent" style:display-name="Catalyst - body indent" style:family="paragraph" style:parent-style-name="Catalyst_20_-_20_Default">
      <style:paragraph-properties fo:margin-left="2cm" fo:margin-right="0cm" fo:margin-top="0cm" fo:margin-bottom="0cm" loext:contextual-spacing="false" fo:text-indent="0cm" style:auto-text-indent="false"/>
    </style:style>
    <style:style style:name="Catalyst_20_-_20_Bullet_20_list_20_indented" style:display-name="Catalyst - Bullet list indented" style:family="paragraph" style:parent-style-name="Catalyst_20_-_20_Default" style:list-style-name="Catalyst_20_-_20_Bullet_20_list">
      <style:paragraph-properties fo:margin-left="3.75cm" fo:margin-right="0cm" fo:margin-top="0.199cm" fo:margin-bottom="0cm" loext:contextual-spacing="false" fo:text-indent="-1.251cm" style:auto-text-indent="false">
        <style:tab-stops/>
      </style:paragraph-properties>
    </style:style>
    <style:style style:name="Catalyst_20_-_20_Table_20_indented_20_list" style:display-name="Catalyst - Table indented list" style:family="paragraph" style:parent-style-name="Catalyst_20_-_20_Default">
      <style:paragraph-properties fo:margin-left="0.75cm" fo:margin-right="0cm" fo:margin-top="0.199cm" fo:margin-bottom="0.199cm" loext:contextual-spacing="false" fo:text-indent="0cm" style:auto-text-indent="false"/>
    </style:style>
    <style:style style:name="Catalyst_20_-_20_Table_20_numbered_20_list" style:display-name="Catalyst - Table numbered list" style:family="paragraph" style:parent-style-name="Catalyst_20_-_20_Default" style:list-style-name="Catalyst_20_-_20_Table_20_numbered_20_list">
      <style:paragraph-properties fo:margin-top="0.199cm" fo:margin-bottom="0.199cm" loext:contextual-spacing="false" style:line-spacing="0.109cm"/>
      <style:text-properties style:font-size-asian="10.5pt"/>
    </style:style>
    <style:style style:name="Catalyst_20_-_20_Landscape_20_Footer" style:display-name="Catalyst - Landscape Footer" style:family="paragraph" style:parent-style-name="Catalyst_20_-_20_Default">
      <style:paragraph-properties fo:margin-top="0cm" fo:margin-bottom="0.101cm" loext:contextual-spacing="false">
        <style:tab-stops>
          <style:tab-stop style:position="26cm" style:type="right"/>
        </style:tab-stops>
      </style:paragraph-properties>
      <style:text-properties fo:font-size="8pt" style:font-size-asian="10.5pt"/>
    </style:style>
    <style:style style:name="Catalyst_20_-_20_Landscape_20_Headers" style:display-name="Catalyst - Landscape Headers" style:family="paragraph" style:parent-style-name="Catalyst_20_-_20_Default">
      <style:paragraph-properties fo:margin-top="0.049cm" fo:margin-bottom="0.049cm" loext:contextual-spacing="false">
        <style:tab-stops>
          <style:tab-stop style:position="26cm" style:type="right"/>
        </style:tab-stops>
      </style:paragraph-properties>
      <style:text-properties fo:font-size="8pt" style:font-size-asian="10.5pt"/>
    </style:style>
    <style:style style:name="Catalyst_20_-_20_Technical_20_font" style:display-name="Catalyst - Technical font" style:family="paragraph" style:parent-style-name="Catalyst_20_-_20_Default">
      <style:paragraph-properties fo:margin-top="0.4cm" fo:margin-bottom="0cm" loext:contextual-spacing="false"/>
      <style:text-properties style:font-name="Courier 10 Pitch" fo:font-family="'Courier 10 Pitch'" style:font-style-name="Regular" style:font-pitch="fixed" style:font-size-asian="10.5pt"/>
    </style:style>
    <style:style style:name="Catalyst_20_-_20_Table_20_contents_20_narrow" style:display-name="Catalyst - Table contents narrow" style:family="paragraph" style:parent-style-name="Catalyst_20_-_20_Table_20_contents"/>
    <style:style style:name="Catalyst_20_-_20_address_20_details" style:display-name="Catalyst - address details" style:family="paragraph">
      <style:paragraph-properties fo:margin-top="0cm" fo:margin-bottom="0cm" loext:contextual-spacing="false">
        <style:tab-stops>
          <style:tab-stop style:position="6.001cm"/>
          <style:tab-stop style:position="9.999cm"/>
        </style:tab-stops>
      </style:paragraph-properties>
      <style:text-properties fo:font-size="8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Standard" style:next-style-name="Text_20_body" style:class="text"/>
    <style:style style:name="Heading_20_6" style:display-name="Heading 6" style:family="paragraph" style:parent-style-name="Standard" style:next-style-name="Text_20_body" style:class="text"/>
    <style:style style:name="Heading_20_7" style:display-name="Heading 7" style:family="paragraph" style:parent-style-name="Standard" style:next-style-name="Standard" style:class="text"/>
    <style:style style:name="Heading_20_8" style:display-name="Heading 8" style:family="paragraph" style:parent-style-name="Standard" style:next-style-name="Standard" style:class="text"/>
    <style:style style:name="Heading_20_9" style:display-name="Heading 9" style:family="paragraph" style:parent-style-name="Standard" style:next-style-name="Standard" style:class="text"/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atalyst_20_-_20_Numbered_20_list_20_level_20_2" style:display-name="Catalyst - Numbered list level 2" style:family="paragraph" style:parent-style-name="Catalyst_20_-_20_Default" style:list-style-name="Catalyst_20_-_20_Numbered_20_list_20_for_20_paras" style:master-page-name="">
      <style:paragraph-properties fo:orphans="2" fo:widows="2" style:page-number="auto">
        <style:tab-stops/>
      </style:paragraph-properties>
      <style:text-properties style:font-size-asian="10.5pt"/>
    </style:style>
    <style:style style:name="Table" style:family="paragraph" style:parent-style-name="Standard" style:class="extra" style:master-page-name="">
      <style:paragraph-properties fo:margin-left="0.101cm" fo:margin-right="0.101cm" fo:margin-top="0.199cm" fo:margin-bottom="0.199cm" loext:contextual-spacing="false" fo:text-align="start" style:justify-single-word="false" fo:text-indent="0cm" style:auto-text-indent="false" style:page-number="auto" style:shadow="none">
        <style:tab-stops/>
      </style:paragraph-properties>
      <style:text-properties fo:font-size="10pt" fo:font-style="normal"/>
    </style:style>
    <style:style style:name="Catalyst_20_-_20_Numbered_20_list_20_level_20_3" style:display-name="Catalyst - Numbered list level 3" style:family="paragraph" style:parent-style-name="Catalyst_20_-_20_Default">
      <style:paragraph-properties fo:margin-left="3.5cm" fo:margin-right="0cm" fo:margin-top="0cm" fo:margin-bottom="0cm" loext:contextual-spacing="false" fo:text-indent="-1.499cm" style:auto-text-indent="false">
        <style:tab-stops/>
      </style:paragraph-properties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atalyst_20_-_20_Appendix_20_level2_20_title" style:display-name="Catalyst - Appendix level2 title" style:family="paragraph" style:parent-style-name="Catalyst_20_-_20_Default" style:list-style-name="Catalyst_20_-_20_Appendix_20_titles">
      <style:paragraph-properties fo:margin-left="2cm" fo:margin-right="0cm" fo:margin-top="0cm" fo:margin-bottom="0cm" loext:contextual-spacing="false" fo:text-indent="-1cm" style:auto-text-indent="false">
        <style:tab-stops/>
      </style:paragraph-properties>
      <style:text-properties fo:color="#c5000b"/>
    </style:style>
    <style:style style:name="Catalyst_20_-_20_Table_20_contents" style:display-name="Catalyst - Table contents" style:family="paragraph" style:parent-style-name="Catalyst_20_-_20_Default" style:master-page-name="">
      <style:paragraph-properties fo:margin-top="0.199cm" fo:margin-bottom="0.199cm" loext:contextual-spacing="false" style:line-spacing="0.106cm" fo:keep-together="always" style:page-number="auto" fo:keep-with-next="always"/>
      <style:text-properties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llustration" style:family="paragraph" style:parent-style-name="Caption" style:class="extra">
      <style:paragraph-properties fo:margin-top="0.199cm" fo:margin-bottom="0.199cm" loext:contextual-spacing="false" fo:text-align="center" style:justify-single-word="false"/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atalyst_20_-_20_Bullet_20_List" style:display-name="Catalyst - Bullet List" style:family="paragraph" style:parent-style-name="Catalyst_20_-_20_Default" style:list-style-name="Catalyst_20_-_20_Bulletted_20_List" style:master-page-name="">
      <style:paragraph-properties fo:margin-left="2cm" fo:margin-right="0cm" fo:margin-top="0.15cm" fo:margin-bottom="0cm" loext:contextual-spacing="false" style:line-spacing="0.106cm" fo:text-indent="-1cm" style:auto-text-indent="false" style:page-number="auto" style:shadow="none">
        <style:tab-stops/>
      </style:paragraph-properties>
      <style:text-properties style:font-size-asian="10.5pt"/>
    </style:style>
    <style:style style:name="Catalyst_20_-_20_Callout_20_Text" style:display-name="Catalyst - Callout Text" style:family="paragraph" style:parent-style-name="Catalyst_20_-_20_Default" style:master-page-name="">
      <style:paragraph-properties fo:margin-left="1.6cm" fo:margin-right="3.2cm" fo:margin-top="0.4cm" fo:margin-bottom="0cm" loext:contextual-spacing="false" style:line-spacing="0.106cm" fo:text-indent="0cm" style:auto-text-indent="false" style:page-number="auto"/>
      <style:text-properties fo:color="#4c4c4c" style:font-name="Lato Light1" fo:font-family="'Lato Light'" style:font-style-name="Bold Italic" style:font-pitch="variable" fo:font-size="11pt" fo:font-style="italic" fo:font-weight="bold" style:font-size-asian="10.5pt"/>
    </style:style>
    <style:style style:name="Catalyst_20_-_20_Heading_20_3_20_when_20_with_20_heading_20_2" style:display-name="Catalyst - Heading 3 when with heading 2" style:family="paragraph" style:parent-style-name="Catalyst_20_-_20_Heading_20_3" style:next-style-name="Catalyst_20_-_20_Text_20_Body" style:master-page-name="">
      <style:paragraph-properties fo:margin-top="0cm" fo:margin-bottom="0cm" loext:contextual-spacing="false" style:line-spacing="0.106cm" style:page-number="auto"/>
      <style:text-properties style:font-size-asian="10.5pt"/>
    </style:style>
    <style:style style:name="Catalyst_20_-_20_Title_20_page_20_Project_20_Name" style:display-name="Catalyst - Title page Project Name" style:family="paragraph" style:parent-style-name="Catalyst_20_-_20_Default">
      <style:paragraph-properties fo:margin-top="0.499cm" fo:margin-bottom="0.499cm" loext:contextual-spacing="false" style:line-spacing="0.141cm"/>
      <style:text-properties fo:font-size="26pt" fo:font-weight="normal" style:font-size-asian="10.5pt"/>
    </style:style>
    <style:style style:name="Catalyst_20_-_20_Address" style:display-name="Catalyst - Address" style:family="paragraph" style:parent-style-name="Catalyst_20_-_20_Text_20_Body">
      <style:paragraph-properties fo:margin-top="0cm" fo:margin-bottom="0cm" loext:contextual-spacing="false" style:line-spacing="0.106cm"/>
      <style:text-properties style:font-size-asian="10.5pt"/>
    </style:style>
    <style:style style:name="Catalyst_20_-_20_Header" style:display-name="Catalyst - Header" style:family="paragraph" style:parent-style-name="Catalyst_20_-_20_Default"/>
    <style:style style:name="Catalyst_20_-_20_Table_20_main_20_header" style:display-name="Catalyst - Table main header" style:family="paragraph" style:parent-style-name="Catalyst_20_-_20_Default">
      <style:paragraph-properties fo:margin-top="0.199cm" fo:margin-bottom="0.199cm" loext:contextual-spacing="false" style:line-spacing="0.106cm"/>
      <style:text-properties fo:font-size="11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talyst_20_-_20_Table_20_header_20_red" style:display-name="Catalyst - Table header red" style:family="paragraph" style:parent-style-name="Table_20_Contents">
      <style:paragraph-properties fo:text-align="start" style:justify-single-word="false"/>
      <style:text-properties fo:color="#800000" fo:font-weight="bold" style:font-weight-asian="bold" style:font-weight-complex="bold"/>
    </style:style>
    <style:style style:name="Catalyst_20_-_20_Table_20_Annotation" style:display-name="Catalyst - Table Annotation" style:family="paragraph" style:parent-style-name="Catalyst_20_-_20_Text_20_Body" style:next-style-name="Catalyst_20_-_20_Text_20_Body">
      <style:paragraph-properties fo:margin-top="0.101cm" fo:margin-bottom="0cm" loext:contextual-spacing="false" fo:text-align="end" style:justify-single-word="false"/>
    </style:style>
    <style:style style:name="Catalyst_20_-_20_Caption" style:display-name="Catalyst - Caption" style:family="paragraph" style:parent-style-name="Catalyst_20_-_20_Table_20_header" style:master-page-name="">
      <style:paragraph-properties style:page-number="auto" fo:keep-with-next="auto">
        <style:tab-stops>
          <style:tab-stop style:position="4.895cm"/>
          <style:tab-stop style:position="10.583cm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bb2025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Lato" fo:font-family="Lato" style:font-style-name="Regular" style:font-pitch="variable" fo:font-size="7pt" style:font-size-asian="10.5pt"/>
    </style:style>
    <style:style style:name="Footnote_20_anchor" style:display-name="Footnote anchor" style:family="text">
      <style:text-properties style:text-position="super 58%" style:font-name="Lato" fo:font-family="Lato" style:font-style-name="Regular" style:font-pitch="variable" fo:font-size="7pt" fo:background-color="transparent" style:font-size-asian="10.5pt"/>
    </style:style>
    <style:style style:name="Bullet_20_Symbols_20__28_user_29_" style:display-name="Bullet Symbols (user)" style:family="text"/>
    <style:style style:name="Catalyst_20_-_20_Bullets_20_character" style:display-name="Catalyst - Bullets character" style:family="text">
      <style:text-properties fo:color="#c5000b" style:font-size-asian="10.5pt"/>
    </style:style>
    <style:style style:name="Page_20_Number" style:display-name="Page Number" style:family="text">
      <style:text-properties style:font-name="Arial Narrow" fo:font-family="'Arial Narrow'" style:font-family-generic="swiss" style:font-pitch="variable" fo:font-size="8pt" style:font-size-asian="8pt" style:font-name-complex="Arial Narrow" style:font-family-complex="'Arial Narrow'" style:font-family-generic-complex="swiss" style:font-pitch-complex="variabl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atalyst_20_-_20_Default" style:display-name="Catalyst - Default" style:family="text">
      <style:text-properties style:font-name="Arial1" fo:font-family="Arial" style:font-style-name="Regular" style:font-family-generic="swiss" style:font-pitch="variable" fo:font-size="11pt" style:font-size-asian="10.5pt"/>
    </style:style>
    <style:style style:name="Line_20_numbering" style:display-name="Line numbering" style:family="text"/>
    <style:style style:name="Teletype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RTF_5f_Num_20_3_20_1" style:display-name="RTF_Num 3 1" style:family="text">
      <style:text-properties fo:font-style="normal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RTF_5f_Num_20_3_20_2" style:display-name="RTF_Num 3 2" style:family="text">
      <style:text-properties fo:font-style="normal" fo:font-weight="normal" style:font-name-asian="Verdana" style:font-family-asian="Verdana" style:font-family-generic-asian="swiss" style:font-pitch-asian="variable" style:font-style-asian="normal" style:font-weight-asian="normal" style:font-style-complex="normal" style:font-weight-complex="normal"/>
    </style:style>
    <style:style style:name="RTF_5f_Num_20_3_20_3" style:display-name="RTF_Num 3 3" style:family="text">
      <style:text-properties fo:font-style="normal" fo:font-weight="normal" style:font-name-asian="Verdana" style:font-family-asian="Verdana" style:font-family-generic-asian="swiss" style:font-pitch-asian="variable" style:font-style-asian="normal" style:font-weight-asian="normal" style:font-style-complex="normal" style:font-weight-complex="normal"/>
    </style:style>
    <style:style style:name="RTF_5f_Num_20_3_20_4" style:display-name="RTF_Num 3 4" style:family="text">
      <style:text-properties fo:font-style="normal" fo:font-weight="normal" style:font-name-asian="Verdana" style:font-family-asian="Verdana" style:font-family-generic-asian="swiss" style:font-pitch-asian="variable" style:font-style-asian="normal" style:font-weight-asian="normal" style:font-style-complex="normal" style:font-weight-complex="normal"/>
    </style:style>
    <style:style style:name="RTF_5f_Num_20_3_20_5" style:display-name="RTF_Num 3 5" style:family="text">
      <style:text-properties style:font-name-asian="Times New Roman" style:font-family-asian="'Times New Roman'" style:font-family-generic-asian="roman" style:font-pitch-asian="variable"/>
    </style:style>
    <style:style style:name="RTF_5f_Num_20_3_20_6" style:display-name="RTF_Num 3 6" style:family="text">
      <style:text-properties style:font-name-asian="Times New Roman" style:font-family-asian="'Times New Roman'" style:font-family-generic-asian="roman" style:font-pitch-asian="variable"/>
    </style:style>
    <style:style style:name="RTF_5f_Num_20_3_20_7" style:display-name="RTF_Num 3 7" style:family="text">
      <style:text-properties style:font-name-asian="Times New Roman" style:font-family-asian="'Times New Roman'" style:font-family-generic-asian="roman" style:font-pitch-asian="variable"/>
    </style:style>
    <style:style style:name="RTF_5f_Num_20_3_20_8" style:display-name="RTF_Num 3 8" style:family="text">
      <style:text-properties style:font-name-asian="Times New Roman" style:font-family-asian="'Times New Roman'" style:font-family-generic-asian="roman" style:font-pitch-asian="variable"/>
    </style:style>
    <style:style style:name="RTF_5f_Num_20_3_20_9" style:display-name="RTF_Num 3 9" style:family="text">
      <style:text-properties style:font-name-asian="Times New Roman" style:font-family-asian="'Times New Roman'" style:font-family-generic-asian="roman" style:font-pitch-asian="variable"/>
    </style:style>
    <style:style style:name="Catalyst_20_-_20_Default_20_Char" style:display-name="Catalyst - Default Char" style:family="text">
      <style:text-properties style:font-name="Lato" fo:font-family="Lato" style:font-style-name="Regular" style:font-pitch="variable" fo:font-size="10pt" style:font-size-asian="10.5pt"/>
    </style:style>
    <style:style style:name="Catalyst_20_-_20_Footer_20_light" style:display-name="Catalyst - Footer light" style:family="text" style:parent-style-name="Catalyst_20_-_20_Default_20_Char">
      <style:text-properties fo:color="#333333" fo:font-size="8pt" style:font-size-asian="10.5pt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Catalyst_20_-_20_Frame_20_style" style:display-name="Catalyst - Frame style" style:family="graphic">
      <style:graphic-properties text:anchor-type="page" svg:x="0cm" svg:y="0cm" fo:margin-top="0.4cm" fo:margin-bottom="0cm" style:wrap="dynamic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min-label-width="0.7cm" text:min-label-distance="0.3cm"/>
      </text:list-level-style-number>
      <text:list-level-style-number text:level="2" text:style-name="Numbering_20_Symbols" style:num-prefix=" " style:num-suffix="." style:num-format="1" text:display-levels="2">
        <style:list-level-properties text:min-label-width="1.101cm" text:min-label-distance="0.199cm"/>
      </text:list-level-style-number>
      <text:list-level-style-number text:level="3" text:style-name="Numbering_20_Symbols" style:num-prefix=" " style:num-suffix=")" style:num-format="a">
        <style:list-level-properties text:min-label-width="0.801cm" text:min-label-distance="0.199cm"/>
      </text:list-level-style-number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_20_1" style:display-name="List 1">
      <text:list-level-style-number text:level="1" text:style-name="Numbering_20_Symbols" style:num-prefix=" " style:num-suffix="." style:num-format="1">
        <style:list-level-properties text:space-before="0.3cm" text:min-label-width="0.499cm"/>
      </text:list-level-style-number>
      <text:list-level-style-number text:level="2" text:style-name="Numbering_20_Symbols" style:num-prefix="(" style:num-suffix=")" style:num-format="a">
        <style:list-level-properties text:space-before="0.9cm" text:min-label-width="0.499cm"/>
      </text:list-level-style-number>
      <text:list-level-style-number text:level="3" text:style-name="Numbering_20_Symbols" style:num-prefix=" " style:num-suffix="." style:num-format="i">
        <style:list-level-properties text:space-before="1.499cm" text:min-label-width="0.499cm"/>
      </text:list-level-style-number>
      <text:list-level-style-number text:level="4" text:style-name="Numbering_20_Symbols" style:num-prefix=" " style:num-suffix="." style:num-format="A">
        <style:list-level-properties text:space-before="2.101cm" text:min-label-width="0.499cm"/>
      </text:list-level-style-number>
      <text:list-level-style-bullet text:level="5" text:style-name="Bullet_20_Symbols" style:num-prefix=" " text:bullet-char="•">
        <style:list-level-properties text:space-before="2.75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3.401cm" text:min-label-width="0.4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3.601cm" text:min-label-width="0.4cm"/>
        <style:text-properties style:font-name="StarSymbol"/>
      </text:list-level-style-bullet>
    </text:list-style>
    <text:list-style style:name="Catalyst_20_-_20_Bullet_20_list" style:display-name="Catalyst - Bullet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1.249cm" fo:margin-left="2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75cm" fo:text-indent="-1.251cm" fo:margin-left="3.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Lettered_20_list" style:display-name="Catalyst - Lettered list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99cm" fo:text-indent="-1.249cm" fo:margin-left="2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5cm" fo:text-indent="-1.251cm" fo:margin-left="3.7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Appendix_20_titles" style:display-name="Catalyst - Appendix titles">
      <text:list-level-style-number text:level="1" text:style-name="Numbering_20_Symbols" style:num-prefix="Appendix " style:num-format="1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Schedule_20_titles" style:display-name="Catalyst - Schedule titles">
      <text:list-level-style-number text:level="1" text:style-name="Numbering_20_Symbols" style:num-prefix="Schedule " style:num-format="A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Numbered_20_list_20_for_20_paras" style:display-name="Catalyst - Numbered list for par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1.249cm" fo:margin-left="2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3.75cm" fo:text-indent="-1cm" fo:margin-left="3.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Lettered_20_list_20_indented" style:display-name="Catalyst - Lettered list indented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2.401cm" fo:text-indent="-0.601cm" fo:margin-left="2.4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2cm" fo:text-indent="-0.799cm" fo:margin-left="3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Table_20_bullet_20_list" style:display-name="Catalyst - Table bullet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Table_20_numbered_20_list" style:display-name="Catalyst - Table numbered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799cm" fo:margin-left="1.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RFP_20_Bullet_20_list" style:display-name="Catalyst - RFP Bullet list">
      <text:list-level-style-bullet text:level="1" text:style-name="Catalyst_20_-_20_Bullets_20_character" text:bullet-char="•">
        <style:list-level-properties text:list-level-position-and-space-mode="label-alignment">
          <style:list-level-label-alignment text:label-followed-by="listtab" text:list-tab-stop-position="4.001cm" fo:text-indent="-1.501cm" fo:margin-left="4.001cm"/>
        </style:list-level-properties>
        <style:text-properties style:font-name="StarSymbol"/>
      </text:list-level-style-bullet>
      <text:list-level-style-bullet text:level="2" text:style-name="Catalyst_20_-_20_Bullets_20_character" text:bullet-char="•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StarSymbol"/>
      </text:list-level-style-bullet>
      <text:list-level-style-bullet text:level="3" text:style-name="Catalyst_20_-_20_Bullets_20_character" text:bullet-char="•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RFP_20_numbered_20_list" style:display-name="Catalyst - RFP numbered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001cm" fo:text-indent="-1.501cm" fo:margin-left="4.0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Headings" style:display-name="Catalyst - Heading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101cm"/>
        </style:list-level-properties>
      </text:list-level-style-number>
      <text:list-level-style-number text:level="2" text:style-name="RTF_5f_Num_20_3_20_2" style:num-format="1" text:display-levels="2">
        <style:list-level-properties text:list-level-position-and-space-mode="label-alignment">
          <style:list-level-label-alignment text:label-followed-by="listtab" text:list-tab-stop-position="1.101cm"/>
        </style:list-level-properties>
      </text:list-level-style-number>
      <text:list-level-style-number text:level="3" text:style-name="RTF_5f_Num_20_3_20_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2.2cm"/>
        </style:list-level-properties>
      </text:list-level-style-number>
      <text:list-level-style-number text:level="4" text:style-name="RTF_5f_Num_20_3_20_4" style:num-prefix="(" style:num-suffix=")" style:num-format="i">
        <style:list-level-properties text:list-level-position-and-space-mode="label-alignment">
          <style:list-level-label-alignment text:label-followed-by="listtab" text:list-tab-stop-position="3.3cm"/>
        </style:list-level-properties>
      </text:list-level-style-number>
      <text:list-level-style-number text:level="5" text:style-name="RTF_5f_Num_20_3_20_5" style:num-format="">
        <style:list-level-properties text:list-level-position-and-space-mode="label-alignment">
          <style:list-level-label-alignment text:label-followed-by="listtab" text:list-tab-stop-position="3.3cm"/>
        </style:list-level-properties>
      </text:list-level-style-number>
      <text:list-level-style-number text:level="6" text:style-name="RTF_5f_Num_20_3_20_6" style:num-format="">
        <style:list-level-properties text:list-level-position-and-space-mode="label-alignment">
          <style:list-level-label-alignment text:label-followed-by="listtab" text:list-tab-stop-position="3.3cm"/>
        </style:list-level-properties>
      </text:list-level-style-number>
      <text:list-level-style-number text:level="7" text:style-name="RTF_5f_Num_20_3_20_7" style:num-format="">
        <style:list-level-properties text:list-level-position-and-space-mode="label-alignment">
          <style:list-level-label-alignment text:label-followed-by="listtab" text:list-tab-stop-position="3.3cm"/>
        </style:list-level-properties>
      </text:list-level-style-number>
      <text:list-level-style-number text:level="8" text:style-name="RTF_5f_Num_20_3_20_8" style:num-format="">
        <style:list-level-properties text:list-level-position-and-space-mode="label-alignment">
          <style:list-level-label-alignment text:label-followed-by="listtab" text:list-tab-stop-position="3.3cm"/>
        </style:list-level-properties>
      </text:list-level-style-number>
      <text:list-level-style-number text:level="9" text:style-name="RTF_5f_Num_20_3_20_9" style:num-format="">
        <style:list-level-properties text:list-level-position-and-space-mode="label-alignment">
          <style:list-level-label-alignment text:label-followed-by="listtab" text:list-tab-stop-position="3.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Numbered_20_List" style:display-name="Catalyst - Numbered List">
      <text:list-level-style-number text:level="1" text:style-name="Catalyst_20_-_20_Default_20_Char" style:num-suffix="." style:num-format="1">
        <style:list-level-properties text:list-level-position-and-space-mode="label-alignment">
          <style:list-level-label-alignment text:label-followed-by="listtab" text:list-tab-stop-position="1.6cm" fo:text-indent="-0.799cm" fo:margin-left="1.6cm"/>
        </style:list-level-properties>
      </text:list-level-style-number>
      <text:list-level-style-number text:level="2" text:style-name="Catalyst_20_-_20_Default_20_Char" style:num-suffix="." style:num-format="1" text:display-levels="2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Bulletted_20_List" style:display-name="Catalyst - Bulletted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Letter_20_list" style:display-name="Catalyst - Letter list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6cm" fo:text-indent="-0.799cm" fo:margin-left="1.6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  <style:text-properties style:font-name="StarSymbol"/>
      </text:list-level-style-bullet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talyst_20_-_20_Footer">
      <style:text-properties fo:language="en" fo:country="GB"/>
    </style:style>
    <style:style style:name="MP2" style:family="paragraph" style:parent-style-name="Catalyst_20_-_20_Page_20_Header">
      <style:text-properties fo:language="en" fo:country="GB"/>
    </style:style>
    <style:style style:name="MP3" style:family="paragraph" style:parent-style-name="Catalyst_20_-_20_Footer">
      <style:text-properties fo:language="en" fo:country="GB" officeooo:paragraph-rsid="0086d2dd"/>
    </style:style>
    <style:style style:name="MP4" style:family="paragraph" style:parent-style-name="Catalyst_20_-_20_Footer">
      <style:text-properties fo:language="en" fo:country="GB" officeooo:paragraph-rsid="0069527c"/>
    </style:style>
    <style:style style:name="MP5" style:family="paragraph" style:parent-style-name="Catalyst_20_-_20_Header">
      <style:text-properties fo:language="en" fo:country="GB"/>
    </style:style>
    <style:style style:name="MP6" style:family="paragraph" style:parent-style-name="Catalyst_20_-_20_Footer">
      <style:text-properties officeooo:paragraph-rsid="00976335"/>
    </style:style>
    <style:style style:name="MP7" style:family="paragraph" style:parent-style-name="Footer">
      <style:text-properties fo:language="en" fo:country="GB"/>
    </style:style>
    <style:style style:name="MT1" style:family="text">
      <style:text-properties fo:language="en" fo:country="GB" officeooo:rsid="0022506a"/>
    </style:style>
    <style:style style:name="MT2" style:family="text">
      <style:text-properties style:font-name="Lato Light2" fo:language="en" fo:country="GB" fo:font-weight="250" officeooo:rsid="0029a2e9"/>
    </style:style>
    <style:style style:name="MT3" style:family="text">
      <style:text-properties fo:language="en" fo:country="GB" officeooo:rsid="0029a2e9"/>
    </style:style>
    <style:style style:name="MT4" style:family="text">
      <style:text-properties style:font-name="Lato Light" fo:font-weight="250" style:font-size-asian="10.5pt"/>
    </style:style>
    <style:style style:name="MT5" style:family="text">
      <style:text-properties officeooo:rsid="0063bd4e"/>
    </style:style>
    <style:style style:name="MT6" style:family="text">
      <style:text-properties officeooo:rsid="00660bb6"/>
    </style:style>
    <style:style style:name="MT7" style:family="text">
      <style:text-properties style:font-name="Lato2" fo:font-weight="250" style:font-size-asian="10.5pt"/>
    </style:style>
    <style:style style:name="MT8" style:family="text">
      <style:text-properties style:font-name="Lato Light" fo:font-weight="250" officeooo:rsid="00660bb6" style:font-size-asian="10.5pt"/>
    </style:style>
    <style:style style:name="MT9" style:family="text">
      <style:text-properties fo:color="#333333" style:font-name="Lato Light" fo:font-size="8pt" fo:font-weight="250" officeooo:rsid="00660bb6" style:font-size-asian="10.5pt"/>
    </style:style>
    <style:style style:name="MT10" style:family="text">
      <style:text-properties fo:language="en" fo:country="GB" officeooo:rsid="00d9a649"/>
    </style:style>
    <style:style style:name="MT11" style:family="text">
      <style:text-properties fo:language="en" fo:country="GB" officeooo:rsid="001d79a1"/>
    </style:style>
    <style:style style:name="MT12" style:family="text">
      <style:text-properties style:font-name="Lato Light2" fo:language="en" fo:country="GB" fo:font-weight="250" officeooo:rsid="00d9a649"/>
    </style:style>
    <style:style style:name="MT13" style:family="text">
      <style:text-properties style:font-name="Lato Light2" fo:language="en" fo:country="GB" fo:font-weight="250" officeooo:rsid="00e44750"/>
    </style:style>
    <style:style style:name="MT14" style:family="text">
      <style:text-properties style:font-name="Lato Light" fo:language="en" fo:country="GB" fo:font-weight="250" officeooo:rsid="00660bb6" style:font-size-asian="10.5pt"/>
    </style:style>
    <style:style style:name="MT15" style:family="text">
      <style:text-properties fo:language="en" fo:country="GB" officeooo:rsid="00660bb6"/>
    </style:style>
    <style:style style:name="MT16" style:family="text">
      <style:text-properties fo:language="en" fo:country="GB" officeooo:rsid="00f74d06"/>
    </style:style>
    <style:style style:name="Mfr1" style:family="graphic" style:parent-style-name="Graphics">
      <style:graphic-properties style:protect="content size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protect="content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protect="content size position"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7" style:family="graphic" style:parent-style-name="Graphics">
      <style:graphic-properties style:protect="content size position" style:vertical-pos="top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9" style:family="graphic" style:parent-style-name="Graphics">
      <style:graphic-properties style:protect="content size position"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0" style:family="graphic" style:parent-style-name="Graphics">
      <style:graphic-properties style:protect="content size position" style:vertical-pos="bottom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1" style:family="graphic" style:parent-style-name="Graphics">
      <style:graphic-properties style:protect="content size position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2" style:family="graphic" style:parent-style-name="Graphics">
      <style:graphic-properties style:protect="content size position" style:vertical-pos="from-top" style:vertical-rel="page" style:horizontal-pos="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3" style:family="graphic" style:parent-style-name="Graphics">
      <style:graphic-properties style:protect="content size position" style:vertical-pos="bottom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7.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4.001cm" fo:margin-bottom="1cm" fo:margin-left="2.007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1.7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51pt solid #666666" fo:border-left="none" fo:border-right="none" fo:padding-top="0cm" fo:padding-bottom="0.199cm" fo:padding-left="0cm" fo:padding-right="0cm" style:shadow="none" style:dynamic-spacing="false"/>
      </style:header-style>
      <style:footer-style>
        <style:header-footer-properties fo:min-height="0.998cm" fo:margin-left="0cm" fo:margin-right="0cm" fo:margin-top="0.499cm" fo:border-top="0.51pt solid #666666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.499cm" fo:margin-bottom="3.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cm" fo:margin-left="10.201cm" fo:margin-right="0cm" fo:margin-bottom="0cm" style:dynamic-spacing="fals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0.801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style:dynamic-spacing="false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09cm" style:distance-before-sep="0.101cm" style:distance-after-sep="0.101cm" style:line-style="none" style:adjustment="left" style:rel-width="100%" style:color="#b3b3b3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54" style:layout-grid-base-height="0.4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7.999cm" fo:margin-bottom="0.101cm" fo:margin-left="2cm" fo:margin-right="4.24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style:dynamic-spacing="false"/>
      </style:footer-style>
    </style:page-layout>
    <style:page-layout style:name="Mpm12">
      <style:page-layout-properties fo:page-width="21.001cm" fo:page-height="29.7cm" style:num-format="1" style:print-orientation="portrait" fo:margin-top="2.9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0cm" style:dynamic-spacing="false"/>
      </style:footer-style>
    </style:page-layout>
    <style:page-layout style:name="Mpm13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11"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Catalyst_20_-_20_ToC_20_Page" style:display-name="Catalyst - ToC Page" style:page-layout-name="Mpm2">
      <style:footer>
        <text:p text:style-name="Catalyst_20_-_20_Footer"><draw:frame draw:style-name="Mfr1" draw:name="Image1" text:anchor-type="paragraph" svg:x="0cm" svg:width="5.6cm" svg:height="1.7cm" draw:z-index="0"><draw:image xlink:href="Pictures/10000201000001B9000000860DC6137BCCC6481A.png" xlink:type="simple" xlink:show="embed" xlink:actuate="onLoad"/></draw:frame><draw:frame draw:style-name="Mfr2" draw:name="graphics8" text:anchor-type="paragraph" svg:x="0cm" svg:y="27.15cm" svg:width="21.001cm" svg:height="0.66cm" draw:z-index="0"><draw:image xlink:href="Pictures/1000020100000676000000346B3F5FE88AB6D0A1.png" xlink:type="simple" xlink:show="embed" xlink:actuate="onLoad"/></draw:frame><text:span text:style-name="MT1"><text:variable-get text:name="ProjectName" style:data-style-name="N0">Enter Project Name</text:variable-get></text:span><text:span text:style-name="MT1"> </text:span><text:span text:style-name="Catalyst_20_-_20_Footer_20_light"><text:span text:style-name="MT2">//</text:span></text:span><text:span text:style-name="MT3"> </text:span><text:span text:style-name="MT3"><text:variable-get text:name="FullClientName" style:data-style-name="N0">ClientFullname</text:variable-get></text:span></text:p>
        <text:p text:style-name="MP1">Commercial in Confidence <text:span text:style-name="MT4">//</text:span> <text:span text:style-name="MT5">www.catalyst-eu.net</text:span></text:p>
      </style:footer>
    </style:master-page>
    <style:master-page style:name="Catalyst_20_-_20_Schedule_20_pages" style:display-name="Catalyst - Schedule pages" style:page-layout-name="Mpm3">
      <style:header>
        <text:p text:style-name="MP2">Page <text:page-number text:select-page="current">0</text:page-number></text:p>
        <text:p text:style-name="MP2"><draw:frame draw:style-name="Mfr3" draw:name="graphics11" text:anchor-type="paragraph" svg:x="-0.007cm" svg:y="-0.953cm" svg:width="5.038cm" svg:height="1.468cm" draw:z-index="0"><draw:image xlink:href="Pictures/100002010000012B00000057DC301F5F35F8A5C6.png" xlink:type="simple" xlink:show="embed" xlink:actuate="onLoad"/></draw:frame><text:date style:data-style-name="N111" text:date-value="2016-07-11T12:08:17.978550824" text:fixed="true">July 2016</text:date></text:p>
      </style:header>
      <style:footer>
        <text:p text:style-name="MP1">www.catalyst.net.nz<text:tab/>Report Type</text:p>
        <text:p text:style-name="MP1">Commercial in Confidence<text:tab/>for Company Name</text:p>
      </style:footer>
    </style:master-page>
    <style:master-page style:name="Catalyst_20_-_20_Landscape" style:display-name="Catalyst - Landscape" style:page-layout-name="Mpm4">
      <style:footer>
        <text:p text:style-name="MP3"><draw:frame draw:style-name="Mfr4" draw:name="Image3" text:anchor-type="paragraph" svg:x="0cm" svg:width="5.6cm" svg:height="1.7cm" draw:z-index="0"><draw:image xlink:href="Pictures/10000201000001B900000086A3E5267C08CCFF84.png" xlink:type="simple" xlink:show="embed" xlink:actuate="onLoad"/></draw:frame><text:span text:style-name="MT6"><text:variable-get text:name="ProjectName" style:data-style-name="N0">Double click to enter project name</text:variable-get></text:span><text:span text:style-name="MT6"> </text:span><text:span text:style-name="MT4">// </text:span><text:span text:style-name="MT7"><text:variable-get text:name="FullClientName" style:data-style-name="N0">Double click to enter client name</text:variable-get></text:span><text:span text:style-name="MT6"> </text:span><text:span text:style-name="MT8">//</text:span><text:span text:style-name="MT6"> </text:span><text:span text:style-name="MT6"><text:date style:data-style-name="N111" text:date-value="2017-07-07T23:31:57.822367907">July 2017</text:date></text:span></text:p>
        <text:p text:style-name="MP4"><draw:frame draw:style-name="Mfr5" draw:name="Image4" text:anchor-type="paragraph" svg:x="0cm" svg:y="18.45cm" svg:width="29.7cm" svg:height="0.651cm" draw:z-index="0"><draw:image xlink:href="Pictures/1000020100000DB40000004D1C11E1C362830BE3.png" xlink:type="simple" xlink:show="embed" xlink:actuate="onLoad"/></draw:frame><draw:frame draw:style-name="Mfr6" draw:name="Image5" text:anchor-type="paragraph" svg:x="-6.249cm" svg:width="5.6cm" svg:height="1.7cm" draw:z-index="0"><draw:image xlink:href="Pictures/10000201000001B900000086299DEA9A51390D86.png" xlink:type="simple" xlink:show="embed" xlink:actuate="onLoad"/></draw:frame><text:span text:style-name="MT6">Commercial in Confidence </text:span><text:span text:style-name="MT9">// </text:span><text:span text:style-name="MT6">www.catalyst-eu.net </text:span><text:span text:style-name="MT9">//</text:span><text:span text:style-name="MT6"> Page </text:span><text:span text:style-name="MT6"><text:page-number text:select-page="current">0</text:page-number></text:span></text:p>
      </style:footer>
    </style:master-page>
    <style:master-page style:name="Catalyst_20_-_20_Letter_20_head_20_p1" style:display-name="Catalyst - Letter head p1" style:page-layout-name="Mpm5" style:next-style-name="Catalyst_20_-_20_Letter_20_head_20_p2">
      <style:header>
        <text:p text:style-name="MP5"><draw:frame draw:style-name="Mfr7" draw:name="Image7" text:anchor-type="paragraph" svg:width="6.8cm" svg:height="4.997cm" draw:z-index="0"><draw:image xlink:href="Pictures/10000201000003240000024F0C5F40B2860DA8EF.png" xlink:type="simple" xlink:show="embed" xlink:actuate="onLoad"/></draw:frame></text:p>
      </style:header>
    </style:master-page>
    <style:master-page style:name="Catalyst_20_-_20_Letterhead_20_cont_20_pages" style:display-name="Catalyst - Letterhead cont pages" style:page-layout-name="Mpm6">
      <style:header>
        <text:p text:style-name="MP2"><draw:frame draw:style-name="Mfr8" draw:name="graphics6" text:anchor-type="paragraph" svg:x="0.021cm" svg:y="0.095cm" svg:width="4.069cm" svg:height="1.198cm" draw:z-index="0"><draw:image xlink:href="Pictures/100000000000045A0000014809981426556ECE0E.png" xlink:type="simple" xlink:show="embed" xlink:actuate="onLoad"/></draw:frame></text:p>
        <text:p text:style-name="MP2"/>
        <text:p text:style-name="MP2"/>
        <text:p text:style-name="MP2"/>
      </style:header>
    </style:master-page>
    <style:master-page style:name="Footnote" style:page-layout-name="Mpm7"/>
    <style:master-page style:name="Catalyst_20_-_20_Report_20_pages" style:display-name="Catalyst - Report pages" style:page-layout-name="Mpm8">
      <style:footer>
        <text:p text:style-name="MP6"><draw:frame draw:style-name="Mfr9" draw:name="Image8" text:anchor-type="paragraph" svg:x="0cm" svg:y="27.15cm" svg:width="21.001cm" svg:height="0.66cm" draw:z-index="3"><draw:image xlink:href="Pictures/1000020100000676000000349297FCAE2CA57044.png" xlink:type="simple" xlink:show="embed" xlink:actuate="onLoad"/></draw:frame><draw:frame draw:style-name="Mfr1" draw:name="Image9" text:anchor-type="paragraph" svg:x="0cm" svg:width="5.6cm" svg:height="1.7cm" draw:z-index="4"><draw:image xlink:href="Pictures/10000201000001B9000000865E16C17558A7A86E.png" xlink:type="simple" xlink:show="embed" xlink:actuate="onLoad"/></draw:frame><text:span text:style-name="MT10">{{service_name}}</text:span><text:span text:style-name="MT11"> </text:span><text:span text:style-name="Catalyst_20_-_20_Footer_20_light"><text:span text:style-name="MT2">// </text:span></text:span><text:span text:style-name="Catalyst_20_-_20_Footer_20_light"><text:span text:style-name="MT12">{{client_name</text:span></text:span><text:span text:style-name="Catalyst_20_-_20_Footer_20_light"><text:span text:style-name="MT13">}}</text:span></text:span><text:span text:style-name="MT3"> </text:span><text:span text:style-name="MT14">//</text:span><text:span text:style-name="MT15"> </text:span><text:span text:style-name="MT10">{{</text:span><text:span text:style-name="MT16">config_date</text:span><text:span text:style-name="MT10">}}</text:span></text:p>
        <text:p text:style-name="MP4"><draw:frame draw:style-name="Mfr9" draw:name="Image10" text:anchor-type="paragraph" svg:x="0cm" svg:y="27.15cm" svg:width="21.001cm" svg:height="0.66cm" draw:z-index="5"><draw:image xlink:href="Pictures/1000020100000676000000341BB9FBF196F24635.png" xlink:type="simple" xlink:show="embed" xlink:actuate="onLoad"/></draw:frame><draw:frame draw:style-name="Mfr1" draw:name="Image11" text:anchor-type="paragraph" svg:x="0cm" svg:width="5.6cm" svg:height="1.7cm" draw:z-index="6"><draw:image xlink:href="Pictures/10000201000001B9000000865E16C17558A7A86E.png" xlink:type="simple" xlink:show="embed" xlink:actuate="onLoad"/></draw:frame><text:span text:style-name="MT6">Commercial in Confidence </text:span><text:span text:style-name="MT9">// </text:span><text:span text:style-name="MT6">www.catalyst-eu.net </text:span><text:span text:style-name="MT9">//</text:span><text:span text:style-name="MT6"> Page </text:span><text:span text:style-name="MT6"><text:page-number text:select-page="current">1</text:page-number></text:span></text:p>
      </style:footer>
    </style:master-page>
    <style:master-page style:name="First_20_Page" style:display-name="First Page" style:page-layout-name="Mpm9" style:next-style-name="Standard"/>
    <style:master-page style:name="Untitled1" style:page-layout-name="Mpm10"/>
    <style:master-page style:name="Catalyst_20_-_20_Cover_20_page" style:display-name="Catalyst - Cover page" style:page-layout-name="Mpm11" style:next-style-name="Catalyst_20_-_20_ToC_20_Page">
      <style:footer>
        <text:p text:style-name="MP7"><draw:frame draw:style-name="Mfr10" draw:name="Image2" text:anchor-type="paragraph" svg:width="21.001cm" svg:height="7.498cm" draw:z-index="2"><draw:image xlink:href="Pictures/10000000000009B100000376E61C9F443F7A8E81.jpg" xlink:type="simple" xlink:show="embed" xlink:actuate="onLoad"/></draw:frame></text:p>
      </style:footer>
    </style:master-page>
    <style:master-page style:name="Endnote" style:page-layout-name="Mpm7"/>
    <style:master-page style:name="Catalyst_20_-_20_Letter_20_head_20_p2" style:display-name="Catalyst - Letter head p2" style:page-layout-name="Mpm12">
      <style:footer>
        <text:p text:style-name="MP7"><draw:frame draw:style-name="Mfr8" draw:name="Image6" text:anchor-type="paragraph" svg:x="13.496cm" svg:y="1.849cm" svg:width="3.505cm" svg:height="0.702cm" draw:z-index="0"><draw:image xlink:href="Pictures/100002010000019E00000053C822C775D0E081CD.png" xlink:type="simple" xlink:show="embed" xlink:actuate="onLoad"/></draw:frame></text:p>
      </style:footer>
    </style:master-page>
    <style:master-page style:name="Catalyst_20_-_20_Alternative_20_cover_20_page" style:display-name="Catalyst - Alternative cover page" style:page-layout-name="Mpm13" style:next-style-name="Catalyst_20_-_20_ToC_20_Page">
      <style:header>
        <text:p text:style-name="MP5"><draw:frame draw:style-name="Mfr11" draw:name="Image12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MP1"><draw:frame draw:style-name="Mfr12" draw:name="Image13" text:anchor-type="paragraph" svg:y="27.15cm" svg:width="21.001cm" svg:height="0.66cm" draw:z-index="0"><draw:image xlink:href="Pictures/100002010000067600000034048E2A0D59EF31A0.png" xlink:type="simple" xlink:show="embed" xlink:actuate="onLoad"/></draw:frame><draw:frame draw:style-name="Mfr13" draw:name="Image15" text:anchor-type="paragraph" svg:width="11.996cm" svg:height="1.998cm" draw:z-index="0"><draw:image xlink:href="Pictures/1000020100000589000000ECEAC5DE5284522F64.png" xlink:type="simple" xlink:show="embed" xlink:actuate="onLoad"/></draw:frame></text:p>
      </style:footer>
    </style:master-page>
    <style:master-page style:name="HTML" style:page-layout-name="M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2:08:18.247026118</meta:creation-date>
    <meta:editing-duration>P1DT4H52M33S</meta:editing-duration>
    <meta:editing-cycles>100</meta:editing-cycles>
    <meta:generator>LibreOffice/5.1.6.2$Linux_X86_64 LibreOffice_project/10m0$Build-2</meta:generator>
    <dc:date>2017-07-07T23:31:57.709801658</dc:date>
    <meta:document-statistic meta:table-count="1" meta:image-count="17" meta:object-count="0" meta:page-count="3" meta:paragraph-count="30" meta:word-count="103" meta:character-count="822" meta:non-whitespace-character-count="734"/>
  </office:meta>
</office:document-meta>
</file>